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ne réadaptation du grand classique de Saint-Exupéry, adaptée aux tout jeunes lecteurs. On y retrouve tous les éléments qui ont fait le succès du texte original et les rencontres les plus marquantes du Petit Prince. Une réadaptation de ce grand classique, avec les rencontres les plus marquantes de ce petit prince extraordinaire : la rose dont il est amoureux, mais aussi le roi, le vaniteux, l'ivrogne, l'homme d'affaire, l'allumeur de révèrbères, le géographe, le renard et bien sûr, le narrateur-aviateur Saint-Exupéry. Agnès de Lestrade et Valeria Docampo font honneur à la poésie et à l'innocence de ce grand classique, en rendant ce texte accessible aux plus jeune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3T15:24:38.969000000</dc:date>
    <meta:editing-duration>PT3S</meta:editing-duration>
    <meta:editing-cycles>1</meta:editing-cycles>
    <meta:document-statistic meta:table-count="0" meta:image-count="0" meta:object-count="0" meta:page-count="1" meta:paragraph-count="1" meta:word-count="107" meta:character-count="674" meta:non-whitespace-character-count="567"/>
    <meta:generator>LibreOffice/7.3.7.2$Windows_X86_64 LibreOffice_project/e114eadc50a9ff8d8c8a0567d6da8f454beeb84f</meta:generator>
  </office:meta>
</office:document-meta>
</file>